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rsid="001b6c92" officeooo:paragraph-rsid="001b08cd"/>
    </style:style>
    <style:style style:name="P2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3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weight="bold" officeooo:rsid="0019babd" officeooo:paragraph-rsid="0019babd" style:font-weight-asian="bold" style:font-weight-complex="bold"/>
    </style:style>
    <style:style style:name="P5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weight="bold" officeooo:rsid="0019babd" officeooo:paragraph-rsid="0019babd" style:font-weight-asian="bold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fo:color="#ff0000" fo:font-size="18pt" fo:font-style="italic" fo:font-weight="bold" officeooo:rsid="0019babd" officeooo:paragraph-rsid="0019bab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21155b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fe7f5" style:background-transparency="0%" draw:fill="solid" draw:fill-color="#cfe7f5" draw:opacity="100%" fo:padding="0.0591in" fo:border="1.76pt solid #ff3333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0.2591in" svg:y="4.4102in" svg:width="3in" draw:z-index="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ല്‍കൃഷ്ണ കെ.വി.</text:p><text:p text:style-name="P3">Class<text:tab/>: 8A</text:p><text:p text:style-name="P3">Item<text:tab/>: ലളിതഗാനം</text:p><text:p text:style-name="P3"><text:tab/>:മാപ്പിളപ്പാട്ട്</text:p><text:p text:style-name="P3"><text:tab/>:പ്രസംഗം </text:p></draw:text-box></draw:frame></text:p>
      <text:p text:style-name="P1"><draw:frame draw:style-name="fr1" draw:name="Frame2" text:anchor-type="paragraph" svg:x="0.2591in" svg:y="4.4102in" svg:width="3in" draw:z-index="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ഭിഷേക് എ.</text:p><text:p text:style-name="P3">Class<text:tab/>: 9A</text:p><text:p text:style-name="P3">Item<text:tab/>: ലളിതഗാനം</text:p><text:p text:style-name="P3"><text:tab/>:പ്രസംഗം </text:p><text:p text:style-name="P3"><text:tab/>:മിമിക്രി</text:p></draw:text-box></draw:frame></text:p>
      <text:p text:style-name="P1"><draw:frame draw:style-name="fr1" draw:name="Frame3" text:anchor-type="paragraph" svg:x="0.2591in" svg:y="4.4102in" svg:width="3in" draw:z-index="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ദര്‍ശ് ടി.</text:p><text:p text:style-name="P3">Class<text:tab/>: 8B</text:p><text:p text:style-name="P3">Item<text:tab/>: ലളിതഗാനം</text:p><text:p text:style-name="P3"><text:tab/>:മിമിക്രി</text:p><text:p text:style-name="P3"><text:tab/>:നാടകം</text:p></draw:text-box></draw:frame></text:p>
      <text:p text:style-name="P1"><draw:frame draw:style-name="fr1" draw:name="Frame4" text:anchor-type="paragraph" svg:x="0.2591in" svg:y="4.4102in" svg:width="3in" draw:z-index="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ജയ് കൃഷ്ണ പി.എ.</text:p><text:p text:style-name="P3">Class<text:tab/>: 10A</text:p><text:p text:style-name="P3">Item<text:tab/>: മാപ്പിളപ്പാട്ട്</text:p><text:p text:style-name="P3"><text:tab/>:പ്രസംഗം </text:p><text:p text:style-name="P3"><text:tab/>:പ്രസംഗം </text:p></draw:text-box></draw:frame></text:p>
      <text:p text:style-name="P1"><draw:frame draw:style-name="fr1" draw:name="Frame5" text:anchor-type="paragraph" svg:x="0.2591in" svg:y="4.4102in" svg:width="3in" draw:z-index="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ജയഘോഷ് . എം.കെ</text:p><text:p text:style-name="P3">Class<text:tab/>: 9A</text:p><text:p text:style-name="P3">Item<text:tab/>: മാപ്പിളപ്പാട്ട്</text:p><text:p text:style-name="P3"><text:tab/>:മിമിക്രി</text:p><text:p text:style-name="P3"><text:tab/>:മിമിക്രി</text:p></draw:text-box></draw:frame></text:p>
      <text:p text:style-name="P1"><draw:frame draw:style-name="fr1" draw:name="Frame6" text:anchor-type="paragraph" svg:x="0.2591in" svg:y="4.4102in" svg:width="3in" draw:z-index="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ഖില.ആര്‍</text:p><text:p text:style-name="P3">Class<text:tab/>: 8B</text:p><text:p text:style-name="P3">Item<text:tab/>: മാപ്പിളപ്പാട്ട്</text:p><text:p text:style-name="P3"><text:tab/>:നാടകം</text:p><text:p text:style-name="P3"><text:tab/>:കോല്‍ക്കളി</text:p></draw:text-box></draw:frame></text:p>
      <text:p text:style-name="P1"><draw:frame draw:style-name="fr1" draw:name="Frame7" text:anchor-type="paragraph" svg:x="0.2591in" svg:y="4.4102in" svg:width="3in" draw:z-index="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ക്ഷയ് ഉല്ലാസ്</text:p><text:p text:style-name="P3">Class<text:tab/>: 9A</text:p><text:p text:style-name="P3">Item<text:tab/>: പ്രസംഗം </text:p><text:p text:style-name="P3"><text:tab/>:കോല്‍ക്കളി</text:p><text:p text:style-name="P3"><text:tab/>:</text:p></draw:text-box></draw:frame></text:p>
      <text:p text:style-name="P1"><draw:frame draw:style-name="fr1" draw:name="Frame8" text:anchor-type="paragraph" svg:x="0.2591in" svg:y="4.4102in" svg:width="3in" draw:z-index="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ല്‍ .പി.പി.</text:p><text:p text:style-name="P3">Class<text:tab/>: 9B</text:p><text:p text:style-name="P3">Item<text:tab/>: പ്രസംഗം </text:p><text:p text:style-name="P3"><text:tab/>:കോല്‍ക്കളി</text:p><text:p text:style-name="P3"><text:tab/>:</text:p></draw:text-box></draw:frame></text:p>
      <text:p text:style-name="P1"><draw:frame draw:style-name="fr1" draw:name="Frame9" text:anchor-type="paragraph" svg:x="0.2591in" svg:y="4.4102in" svg:width="3in" draw:z-index="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ൽ എം.ഒ.</text:p><text:p text:style-name="P3">Class<text:tab/>: 10A</text:p><text:p text:style-name="P3">Item<text:tab/>: പ്രസംഗം </text:p><text:p text:style-name="P3"><text:tab/>:കോല്‍ക്കളി</text:p><text:p text:style-name="P3"><text:tab/>:</text:p></draw:text-box></draw:frame></text:p>
      <text:p text:style-name="P1"><draw:frame draw:style-name="fr1" draw:name="Frame10" text:anchor-type="paragraph" svg:x="0.2591in" svg:y="4.4102in" svg:width="3in" draw:z-index="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മ്മുകുട്ടി <text:s/>ജയകുമാര്‍</text:p><text:p text:style-name="P3">Class<text:tab/>: 10A</text:p><text:p text:style-name="P3">Item<text:tab/>: മിമിക്രി</text:p><text:p text:style-name="P3"><text:tab/>:കോല്‍ക്കളി</text:p><text:p text:style-name="P3"><text:tab/>:</text:p></draw:text-box></draw:frame></text:p>
      <text:p text:style-name="P1"><draw:frame draw:style-name="fr1" draw:name="Frame11" text:anchor-type="paragraph" svg:x="0.2591in" svg:y="4.4102in" svg:width="3in" draw:z-index="1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സെന്‍.എസ്</text:p><text:p text:style-name="P3">Class<text:tab/>: 10B</text:p><text:p text:style-name="P3">Item<text:tab/>: മിമിക്രി</text:p><text:p text:style-name="P3"><text:tab/>:കോല്‍ക്കളി</text:p><text:p text:style-name="P3"><text:tab/>:</text:p></draw:text-box></draw:frame></text:p>
      <text:p text:style-name="P1"><draw:frame draw:style-name="fr1" draw:name="Frame12" text:anchor-type="paragraph" svg:x="0.2591in" svg:y="4.4102in" svg:width="3in" draw:z-index="1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സി.സി.</text:p><text:p text:style-name="P3">Class<text:tab/>: 9A</text:p><text:p text:style-name="P3">Item<text:tab/>: മിമിക്രി</text:p><text:p text:style-name="P3"><text:tab/>:കോല്‍ക്കളി</text:p><text:p text:style-name="P3"><text:tab/>:</text:p></draw:text-box></draw:frame></text:p>
      <text:p text:style-name="P1"><draw:frame draw:style-name="fr1" draw:name="Frame13" text:anchor-type="paragraph" svg:x="0.2591in" svg:y="4.4102in" svg:width="3in" draw:z-index="1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ധനേഷ്</text:p><text:p text:style-name="P3">Class<text:tab/>: 8A</text:p><text:p text:style-name="P3">Item<text:tab/>: നാടകം</text:p><text:p text:style-name="P3"><text:tab/>:കോല്‍ക്കളി</text:p><text:p text:style-name="P3"><text:tab/>:</text:p></draw:text-box></draw:frame></text:p>
      <text:p text:style-name="P1"><draw:frame draw:style-name="fr1" draw:name="Frame14" text:anchor-type="paragraph" svg:x="0.2591in" svg:y="4.4102in" svg:width="3in" draw:z-index="1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ന്തു വി.എല്‍.</text:p><text:p text:style-name="P3">Class<text:tab/>: 8A</text:p><text:p text:style-name="P3">Item<text:tab/>: നാടകം</text:p><text:p text:style-name="P3"><text:tab/>:കോല്‍ക്കളി</text:p><text:p text:style-name="P3"><text:tab/>:</text:p></draw:text-box></draw:frame></text:p>
      <text:p text:style-name="P1"><draw:frame draw:style-name="fr1" draw:name="Frame15" text:anchor-type="paragraph" svg:x="0.2591in" svg:y="4.4102in" svg:width="3in" draw:z-index="1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ന്തു വി.ആര്‍</text:p><text:p text:style-name="P3">Class<text:tab/>: 8A</text:p><text:p text:style-name="P3">Item<text:tab/>: നാടകം</text:p><text:p text:style-name="P3"><text:tab/>:മാപ്പിളപ്പാട്ട്</text:p><text:p text:style-name="P3"><text:tab/>:</text:p></draw:text-box></draw:frame></text:p>
      <text:p text:style-name="P1"><draw:frame draw:style-name="fr1" draw:name="Frame16" text:anchor-type="paragraph" svg:x="0.2591in" svg:y="4.4102in" svg:width="3in" draw:z-index="1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ണിമ. എം</text:p><text:p text:style-name="P3">Class<text:tab/>: 8A</text:p><text:p text:style-name="P3">Item<text:tab/>: നാടകം</text:p><text:p text:style-name="P3"><text:tab/>:</text:p><text:p text:style-name="P3"><text:tab/>:</text:p></draw:text-box></draw:frame></text:p>
      <text:p text:style-name="P1"><draw:frame draw:style-name="fr1" draw:name="Frame17" text:anchor-type="paragraph" svg:x="0.2591in" svg:y="4.4102in" svg:width="3in" draw:z-index="1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ഞ്ജലി. എസ്.</text:p><text:p text:style-name="P3">Class<text:tab/>: 8A</text:p><text:p text:style-name="P3">Item<text:tab/>: നാടകം</text:p><text:p text:style-name="P3"><text:tab/>:ലളിതഗാനം</text:p><text:p text:style-name="P3"><text:tab/>:</text:p></draw:text-box></draw:frame></text:p>
      <text:p text:style-name="P1"><draw:frame draw:style-name="fr1" draw:name="Frame18" text:anchor-type="paragraph" svg:x="0.2591in" svg:y="4.4102in" svg:width="3in" draw:z-index="1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തി.ജെ</text:p><text:p text:style-name="P3">Class<text:tab/>: 8A</text:p><text:p text:style-name="P3">Item<text:tab/>: നാടകം</text:p><text:p text:style-name="P3"><text:tab/>:ദേശഭക്തിഗാനം</text:p><text:p text:style-name="P3"><text:tab/>:</text:p></draw:text-box></draw:frame></text:p>
      <text:p text:style-name="P1"><draw:frame draw:style-name="fr1" draw:name="Frame19" text:anchor-type="paragraph" svg:x="0.2591in" svg:y="4.4102in" svg:width="3in" draw:z-index="1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തി.വി</text:p><text:p text:style-name="P3">Class<text:tab/>: 8A</text:p><text:p text:style-name="P3">Item<text:tab/>: നാടകം</text:p><text:p text:style-name="P3"><text:tab/>:ദേശഭക്തിഗാനം</text:p><text:p text:style-name="P3"><text:tab/>:</text:p></draw:text-box></draw:frame></text:p>
      <text:p text:style-name="P1"><draw:frame draw:style-name="fr1" draw:name="Frame20" text:anchor-type="paragraph" svg:x="0.2591in" svg:y="4.4102in" svg:width="3in" draw:z-index="1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വിന്ദ്.ടി.എസ്.</text:p><text:p text:style-name="P3">Class<text:tab/>: 8A</text:p><text:p text:style-name="P3">Item<text:tab/>: നാടകം</text:p><text:p text:style-name="P3"><text:tab/>:ദേശഭക്തിഗാനം</text:p><text:p text:style-name="P3"><text:tab/>:</text:p></draw:text-box></draw:frame></text:p>
      <text:p text:style-name="P1"><draw:frame draw:style-name="fr1" draw:name="Frame21" text:anchor-type="paragraph" svg:x="0.2591in" svg:y="4.4102in" svg:width="3in" draw:z-index="2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്‍ച്ചന ബി.</text:p><text:p text:style-name="P3">Class<text:tab/>: 9A</text:p><text:p text:style-name="P3">Item<text:tab/>: തിരുവാതിര</text:p><text:p text:style-name="P3"><text:tab/>:ലളിതഗാനം</text:p><text:p text:style-name="P3"><text:tab/>:ദേശഭക്തിഗാനം</text:p></draw:text-box></draw:frame></text:p>
      <text:p text:style-name="P1"><draw:frame draw:style-name="fr1" draw:name="Frame22" text:anchor-type="paragraph" svg:x="0.2591in" svg:y="4.4102in" svg:width="3in" draw:z-index="2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ുണിമ എസ്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  <text:p text:style-name="P1"><draw:frame draw:style-name="fr1" draw:name="Frame23" text:anchor-type="paragraph" svg:x="0.2591in" svg:y="4.4102in" svg:width="3in" draw:z-index="2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രുണിമ.വി.കെ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  <text:p text:style-name="P1"><draw:frame draw:style-name="fr1" draw:name="Frame24" text:anchor-type="paragraph" svg:x="0.2591in" svg:y="4.4102in" svg:width="3in" draw:z-index="2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്യ എസ്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  <text:p text:style-name="P1"><draw:frame draw:style-name="fr1" draw:name="Frame25" text:anchor-type="paragraph" svg:x="0.2591in" svg:y="4.4102in" svg:width="3in" draw:z-index="2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ര്യ.വി.ജെ.</text:p><text:p text:style-name="P3">Class<text:tab/>: 9A</text:p><text:p text:style-name="P3">Item<text:tab/>: തിരുവാതിര</text:p><text:p text:style-name="P3"><text:tab/>:മാപ്പിളപ്പാട്ട്</text:p><text:p text:style-name="P3"><text:tab/>:ദേശഭക്തിഗാനം</text:p></draw:text-box></draw:frame></text:p>
      <text:p text:style-name="P1"><draw:frame draw:style-name="fr1" draw:name="Frame26" text:anchor-type="paragraph" svg:x="0.2591in" svg:y="4.4102in" svg:width="3in" draw:z-index="2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ശ വി. എ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  <text:p text:style-name="P1"><draw:frame draw:style-name="fr1" draw:name="Frame27" text:anchor-type="paragraph" svg:x="0.2591in" svg:y="4.4102in" svg:width="3in" draw:z-index="2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ശ്വതി സന്തോഷ്‌</text:p><text:p text:style-name="P3">Class<text:tab/>: 9A</text:p><text:p text:style-name="P3">Item<text:tab/>: തിരുവാതിര</text:p><text:p text:style-name="P3"><text:tab/>:പദ്യപാരായണം</text:p><text:p text:style-name="P3"><text:tab/>:ദേശഭക്തിഗാനം</text:p></draw:text-box></draw:frame></text:p>
      <text:p text:style-name="P1"><draw:frame draw:style-name="fr1" draw:name="Frame28" text:anchor-type="paragraph" svg:x="0.2591in" svg:y="4.4102in" svg:width="3in" draw:z-index="2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അശ്വിൻ വി.എം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  <text:p text:style-name="P1"><draw:frame draw:style-name="fr1" draw:name="Frame29" text:anchor-type="paragraph" svg:x="0.2591in" svg:y="4.4102in" svg:width="3in" draw:z-index="2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5"/><text:p text:style-name="P6"><text:s/>Participants Card</text:p><text:p text:style-name="P4"/><text:p text:style-name="P3">Name<text:tab/>: ആതിര ആര്‍.</text:p><text:p text:style-name="P3">Class<text:tab/>: 9A</text:p><text:p text:style-name="P3">Item<text:tab/>: തിരുവാതിര</text:p><text:p text:style-name="P3"><text:tab/>:ദേശഭക്തിഗാനം</text:p><text:p text:style-name="P3"><text:tab/>: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18T14:56:59.582852311</meta:creation-date>
    <dc:date>2024-08-15T06:34:22.857612158</dc:date>
    <meta:editing-cycles>3</meta:editing-cycles>
    <meta:editing-duration>PT3M44S</meta:editing-duration>
    <meta:document-statistic meta:table-count="0" meta:image-count="0" meta:object-count="0" meta:page-count="57" meta:paragraph-count="261" meta:word-count="638" meta:character-count="3326" meta:non-whitespace-character-count="2858"/>
  </office:meta>
</office:document-meta>
</file>